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82b1f" officeooo:paragraph-rsid="00182b1f"/>
    </style:style>
    <style:style style:name="P2" style:family="paragraph" style:parent-style-name="Standard">
      <style:text-properties officeooo:rsid="00182b1f" officeooo:paragraph-rsid="001cf54c"/>
    </style:style>
    <style:style style:name="P3" style:family="paragraph" style:parent-style-name="Standard">
      <style:text-properties style:text-underline-style="none" officeooo:rsid="001a8cf9" officeooo:paragraph-rsid="001cf54c" fo:background-color="transparent"/>
    </style:style>
    <style:style style:name="P4" style:family="paragraph" style:parent-style-name="Standard">
      <style:text-properties style:text-underline-style="none" officeooo:rsid="0018f722" officeooo:paragraph-rsid="001cf54c" fo:background-color="transparent"/>
    </style:style>
    <style:style style:name="P5" style:family="paragraph" style:parent-style-name="Standard">
      <style:text-properties style:text-underline-style="none" officeooo:rsid="0018c6b8" officeooo:paragraph-rsid="001cf54c" fo:background-color="transparent"/>
    </style:style>
    <style:style style:name="P6" style:family="paragraph" style:parent-style-name="Standard">
      <style:text-properties style:text-underline-style="none" officeooo:rsid="0031a575" officeooo:paragraph-rsid="0031a575" fo:background-color="transparent"/>
    </style:style>
    <style:style style:name="P7" style:family="paragraph" style:parent-style-name="Standard">
      <style:text-properties style:text-underline-style="none" officeooo:rsid="003381d6" officeooo:paragraph-rsid="003381d6" fo:background-color="transparent"/>
    </style:style>
    <style:style style:name="P8" style:family="paragraph" style:parent-style-name="Standard">
      <style:text-properties style:text-underline-style="none" officeooo:rsid="0035ec98" officeooo:paragraph-rsid="0035ec98" fo:background-color="transparent"/>
    </style:style>
    <style:style style:name="P9" style:family="paragraph" style:parent-style-name="Standard">
      <style:text-properties style:text-underline-style="none" officeooo:rsid="0037010a" officeooo:paragraph-rsid="0037010a" fo:background-color="transparent"/>
    </style:style>
    <style:style style:name="P10" style:family="paragraph" style:parent-style-name="Standard">
      <style:text-properties officeooo:rsid="0016f0fe" officeooo:paragraph-rsid="0016f0fe"/>
    </style:style>
    <style:style style:name="T1" style:family="text">
      <style:text-properties officeooo:rsid="0016f0fe"/>
    </style:style>
    <style:style style:name="T2" style:family="text">
      <style:text-properties fo:background-color="transparent" loext:char-shading-value="0"/>
    </style:style>
    <style:style style:name="T3" style:family="text">
      <style:text-properties officeooo:rsid="002d03cb"/>
    </style:style>
    <style:style style:name="T4" style:family="text">
      <style:text-properties style:text-underline-style="none" officeooo:rsid="0016f0fe" fo:background-color="transparent" loext:char-shading-value="0"/>
    </style:style>
    <style:style style:name="T5" style:family="text">
      <style:text-properties style:text-underline-style="none" officeooo:rsid="001a8cf9" fo:background-color="transparent" loext:char-shading-value="0"/>
    </style:style>
  </office:automatic-styles>
  <office:body>
    <office:text text:use-soft-page-breaks="true">
      <office:forms form:automatic-focus="false" form:apply-design-mode="false"/>
      <text:tracked-changes text:track-changes="false">
        <text:changed-region xml:id="ct93902593999488" text:id="ct93902593999488">
          <text:insertion>
            <office:change-info>
              <dc:creator>Unknown Author</dc:creator>
              <dc:date>2020-12-13T12:16:47</dc:date>
            </office:change-info>
          </text:insertion>
        </text:changed-region>
        <text:changed-region xml:id="ct93902575722272" text:id="ct93902575722272">
          <text:insertion>
            <office:change-info>
              <dc:creator>Unknown Author</dc:creator>
              <dc:date>2020-12-13T12:36:17</dc:date>
            </office:change-info>
          </text:insertion>
        </text:changed-region>
        <text:changed-region xml:id="ct93902587704320" text:id="ct93902587704320">
          <text:insertion>
            <office:change-info>
              <dc:creator>Unknown Author</dc:creator>
              <dc:date>2021-01-06T19:53:56</dc:date>
            </office:change-info>
          </text:insertion>
        </text:changed-region>
        <text:changed-region xml:id="ct93902587704560" text:id="ct93902587704560">
          <text:insertion>
            <office:change-info>
              <dc:creator>Unknown Author</dc:creator>
              <dc:date>2021-01-06T19:54:05</dc:date>
            </office:change-info>
          </text:insertion>
        </text:changed-region>
        <text:changed-region xml:id="ct93902581422912" text:id="ct93902581422912">
          <text:insertion>
            <office:change-info>
              <dc:creator>Unknown Author</dc:creator>
              <dc:date>2021-01-06T20:05:43</dc:date>
            </office:change-info>
          </text:insertion>
        </text:changed-region>
        <text:changed-region xml:id="ct93902586265344" text:id="ct93902586265344">
          <text:insertion>
            <office:change-info>
              <dc:creator>Unknown Author</dc:creator>
              <dc:date>2021-01-06T20:05:46</dc:date>
            </office:change-info>
          </text:insertion>
        </text:changed-region>
        <text:changed-region xml:id="ct93902587157024" text:id="ct93902587157024">
          <text:insertion>
            <office:change-info>
              <dc:creator>Unknown Author</dc:creator>
              <dc:date>2021-01-06T20:12:36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sh <text:a xlink:type="simple" xlink:href="mailto:bandit0@bandit.labs.overthewire.org" text:style-name="Internet_20_link" text:visited-style-name="Visited_20_Internet_20_Link">bandit0@bandit.labs.overthewire.org</text:a> -p 2220</text:p>
      <text:p text:style-name="Standard"/>
      <text:p text:style-name="Standard"><text:span text:style-name="T1">Bandit 1 <text:s/></text:span>boJ9jbbUNNfktd78OOpsqOltutMc3MY1</text:p>
      <text:p text:style-name="P10">Bandit 2 <text:s/>CV1DtqXWVFXTvM2F0k09SHz0YwRINYA9</text:p>
      <text:p text:style-name="P10">Bandit 3 <text:s/>UmHadQclWmgdLOKQ3YNgjWxGoRMb5luK</text:p>
      <text:p text:style-name="P2">Bandit 4 <text:s/><text:span text:style-name="T2">pIwrPrtPN36QITSp3EQaw936yaFoFgAB</text:span><text:change-start text:change-id="ct93902593999488"/></text:p>
      <text:p text:style-name="P5"><text:change-end text:change-id="ct93902593999488"/>Bandit 5 <text:s/>koReBOKuIDDepwhWk7jZC0RTdopnAYKh<text:change-start text:change-id="ct93902575722272"/></text:p>
      <text:p text:style-name="P4"><text:change-end text:change-id="ct93902575722272"/>Bandit 6 <text:s/>DXjZPULLxYr17uwoI01bNLQbtFemEgo7</text:p>
      <text:p text:style-name="P3">Bandit 7 <text:s/>HKBPTKQnIay4Fw76bEy8PVxKEDQRKTzs</text:p>
      <text:p text:style-name="P3"><text:span text:style-name="T1">Bandit </text:span>8 <text:s text:c="2"/>cvX2JJa4CFALtqS87jk27qwqGhBM9plV</text:p>
      <text:p text:style-name="P3"><text:span text:style-name="T1">Bandit </text:span>9 <text:s/>UsvVyFSfZZWbi6wgC7dAFyFuR6jQQUhR</text:p>
      <text:p text:style-name="P3"><text:span text:style-name="T1">Bandit 1</text:span>0 truKLdjsbJ5g7yyJ2X2R0o3a5HQJFuLk</text:p>
      <text:p text:style-name="P3"><text:span text:style-name="T1">Bandit 1</text:span>1 IFukwKGsFW8MOq3IRFqrxE1hxTNEbUPR</text:p>
      <text:p text:style-name="P3"><text:span text:style-name="T1">Bandit 1</text:span>2 5Te8Y4drgCRfCx8ugdwuEX8KFC6k2EUu</text:p>
      <text:p text:style-name="P3"><text:span text:style-name="T1">Bandit 1</text:span>3 8ZjyCRiBWFYkneahHwxCv3wb2a1ORpYL</text:p>
      <text:p text:style-name="Standard"><text:span text:style-name="T4">Bandit 1</text:span><text:span text:style-name="T5">4</text:span><text:change-start text:change-id="ct93902587704320"/><text:span text:style-name="T5"> </text:span>4wcYUJFw0k0XLShlDzztnTBHiqxU3b3e<text:change-end text:change-id="ct93902587704320"/></text:p>
      <text:p text:style-name="Standard">Bandit 15<text:change-start text:change-id="ct93902587704560"/> <text:change-end text:change-id="ct93902587704560"/><text:change-start text:change-id="ct93902581422912"/>BfMYroe26WYalil77FoDi9qh59eK5xNr<text:change-end text:change-id="ct93902581422912"/></text:p>
      <text:p text:style-name="Standard">Bandit 16<text:change-start text:change-id="ct93902586265344"/> <text:change-end text:change-id="ct93902586265344"/><text:change-start text:change-id="ct93902587157024"/>cluFn7wTiGryunymYOu4RcffSxQluehd<text:change-end text:change-id="ct93902587157024"/></text:p>
      <text:p text:style-name="P3"><text:span text:style-name="T1">Bandit 1</text:span>7 -----BEGIN RSA PRIVATE KEY-----</text:p>
      <text:p text:style-name="P3">MIIEogIBAAKCAQEAvmOkuifmMg6HL2YPIOjon6iWfbp7c3jx34YkYWqUH57SUdyJ</text:p>
      <text:p text:style-name="P3">imZzeyGC0gtZPGujUSxiJSWI/oTqexh+cAMTSMlOJf7+BrJObArnxd9Y7YT2bRPQ</text:p>
      <text:p text:style-name="P3">Ja6Lzb558YW3FZl87ORiO+rW4LCDCNd2lUvLE/GL2GWyuKN0K5iCd5TbtJzEkQTu</text:p>
      <text:p text:style-name="P3">DSt2mcNn4rhAL+JFr56o4T6z8WWAW18BR6yGrMq7Q/kALHYW3OekePQAzL0VUYbW</text:p>
      <text:p text:style-name="P3">JGTi65CxbCnzc/w4+mqQyvmzpWtMAzJTzAzQxNbkR2MBGySxDLrjg0LWN6sK7wNX</text:p>
      <text:p text:style-name="P3">x0YVztz/zbIkPjfkU1jHS+9EbVNj+D1XFOJuaQIDAQABAoIBABagpxpM1aoLWfvD</text:p>
      <text:p text:style-name="P3">KHcj10nqcoBc4oE11aFYQwik7xfW+24pRNuDE6SFthOar69jp5RlLwD1NhPx3iBl</text:p>
      <text:p text:style-name="P3">J9nOM8OJ0VToum43UOS8YxF8WwhXriYGnc1sskbwpXOUDc9uX4+UESzH22P29ovd</text:p>
      <text:p text:style-name="P3">d8WErY0gPxun8pbJLmxkAtWNhpMvfe0050vk9TL5wqbu9AlbssgTcCXkMQnPw9nC</text:p>
      <text:p text:style-name="P3">YNN6DDP2lbcBrvgT9YCNL6C+ZKufD52yOQ9qOkwFTEQpjtF4uNtJom+asvlpmS8A</text:p>
      <text:p text:style-name="P3">vLY9r60wYSvmZhNqBUrj7lyCtXMIu1kkd4w7F77k+DjHoAXyxcUp1DGL51sOmama</text:p>
      <text:p text:style-name="P3">+TOWWgECgYEA8JtPxP0GRJ+IQkX262jM3dEIkza8ky5moIwUqYdsx0NxHgRRhORT</text:p>
      <text:p text:style-name="P3">8c8hAuRBb2G82so8vUHk/fur85OEfc9TncnCY2crpoqsghifKLxrLgtT+qDpfZnx</text:p>
      <text:p text:style-name="P3">SatLdt8GfQ85yA7hnWWJ2MxF3NaeSDm75Lsm+tBbAiyc9P2jGRNtMSkCgYEAypHd</text:p>
      <text:p text:style-name="P3">HCctNi/FwjulhttFx/rHYKhLidZDFYeiE/v45bN4yFm8x7R/b0iE7KaszX+Exdvt</text:p>
      <text:p text:style-name="P3">SghaTdcG0Knyw1bpJVyusavPzpaJMjdJ6tcFhVAbAjm7enCIvGCSx+X3l5SiWg0A</text:p>
      <text:p text:style-name="P3">R57hJglezIiVjv3aGwHwvlZvtszK6zV6oXFAu0ECgYAbjo46T4hyP5tJi93V5HDi</text:p>
      <text:p text:style-name="P3">Ttiek7xRVxUl+iU7rWkGAXFpMLFteQEsRr7PJ/lemmEY5eTDAFMLy9FL2m9oQWCg</text:p>
      <text:p text:style-name="P3">R8VdwSk8r9FGLS+9aKcV5PI/WEKlwgXinB3OhYimtiG2Cg5JCqIZFHxD6MjEGOiu</text:p>
      <text:p text:style-name="P3">L8ktHMPvodBwNsSBULpG0QKBgBAplTfC1HOnWiMGOU3KPwYWt0O6CdTkmJOmL8Ni</text:p>
      <text:p text:style-name="P3">blh9elyZ9FsGxsgtRBXRsqXuz7wtsQAgLHxbdLq/ZJQ7YfzOKU4ZxEnabvXnvWkU</text:p>
      <text:p text:style-name="P3">YOdjHdSOoKvDQNWu6ucyLRAWFuISeXw9a/9p7ftpxm0TSgyvmfLF2MIAEwyzRqaM</text:p>
      <text:p text:style-name="P3">77pBAoGAMmjmIJdjp+Ez8duyn3ieo36yrttF5NSsJLAbxFpdlc1gvtGCWW+9Cq0b</text:p>
      <text:p text:style-name="P3">dxviW8+TFVEBl1O4f7HVm6EpTscdDxU+bCXWkfjuRb7Dy9GOtt9JPsX8MBTakzh3</text:p>
      <text:p text:style-name="P3">vBgsyi/sN3RqRBcGU40fOoZyfAMT8s1m/uYv52O6IgeuZ/ujbjY=</text:p>
      <text:p text:style-name="P3">-----END RSA PRIVATE KEY-----</text:p>
      <text:p text:style-name="P3"><text:span text:style-name="T1">Bandit 1</text:span>8 <text:span text:style-name="T3">kfBf3eYk5BPBRzwjqutbbfE887SVc5Yd</text:span></text:p>
      <text:p text:style-name="P3"><text:span text:style-name="T1">Bandit 1</text:span>9 IueksS7Ubh8G3DCwVzrTd8rAVOwq3M5x</text:p>
      <text:p text:style-name="P3"><text:span text:style-name="T1">Bandit </text:span>20<text:span text:style-name="T1"> GbKksEFF4yrVs6il55v6gwY5aVje5f0j </text:span></text:p>
      <text:p text:style-name="P6">Bandit 21 gE269g2h3mw3pwgrj0Ha9Uoqen1c9DGr</text:p>
      <text:p text:style-name="P7">Bandit 22 Yk7owGAcWjwMVRwrTesJEwB7WVOiILLI</text:p>
      <text:p text:style-name="P7">Bandit 23 jc1udXuA1tiHqjIsL8yaapX5XIAI6i0n</text:p>
      <text:p text:style-name="P8">Bandit 24 UoMYTrfrBFHyQXmg6gzctqAwOmw1IohZ</text:p>
      <text:p text:style-name="P9"><text:soft-page-break/>Bandit 25 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13T11:37:50.416415878</meta:creation-date>
    <dc:date>2021-07-15T22:39:17.456264280</dc:date>
    <meta:editing-duration>PT10H13M12S</meta:editing-duration>
    <meta:editing-cycles>8</meta:editing-cycles>
    <meta:generator>LibreOffice/6.4.7.2$Linux_X86_64 LibreOffice_project/40$Build-2</meta:generator>
    <meta:document-statistic meta:table-count="0" meta:image-count="0" meta:object-count="0" meta:page-count="2" meta:paragraph-count="52" meta:word-count="112" meta:character-count="2683" meta:non-whitespace-character-count="2613"/>
  </office:meta>
</office:document-meta>
</file>